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" svg:font-family="Baskerville" style:font-pitch="variable"/>
    <style:font-face style:name="HandelGothic BT" svg:font-family="'HandelGothic B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212cm" svg:stroke-color="#314c90" draw:marker-start="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" style:family="graphic" style:parent-style-name="standard">
      <style:graphic-properties svg:stroke-color="#314c90" draw:fill-color="#314c90" draw:textarea-horizontal-align="justify" draw:textarea-vertical-align="middle" draw:auto-grow-height="false" fo:min-height="2.256cm" fo:min-width="3.847cm"/>
    </style:style>
    <style:style style:name="gr3" style:family="graphic" style:parent-style-name="standard">
      <style:graphic-properties draw:stroke="none" svg:stroke-color="#000000" draw:fill="none" draw:fill-color="#ffffff" fo:min-height="3.209cm"/>
    </style:style>
    <style:style style:name="gr4" style:family="graphic" style:parent-style-name="standard">
      <style:graphic-properties draw:stroke="none" svg:stroke-color="#000000" draw:fill="none" draw:fill-color="#ffffff" fo:min-height="2.6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14c90"/>
      <style:paragraph-properties fo:text-align="center"/>
    </style:style>
    <style:style style:name="P3" style:family="paragraph">
      <loext:graphic-properties draw:fill="none" draw:fill-color="#ffffff"/>
      <style:text-properties fo:color="#fae134" style:font-name="HandelGothic BT" fo:font-size="72pt" fo:font-style="italic" style:font-size-asian="72pt" style:font-style-asian="italic" style:font-size-complex="72pt" style:font-style-complex="italic"/>
    </style:style>
    <style:style style:name="P4" style:family="paragraph">
      <loext:graphic-properties draw:fill="none" draw:fill-color="#ffffff"/>
      <style:text-properties fo:color="#c93d2c" style:font-name="Baskerville" fo:font-size="66pt" fo:font-style="italic" fo:font-weight="normal" style:font-size-asian="66pt" style:font-style-asian="italic" style:font-weight-asian="normal" style:font-size-complex="66pt" style:font-style-complex="italic" style:font-weight-complex="normal"/>
    </style:style>
    <style:style style:name="T1" style:family="text">
      <style:text-properties fo:color="#fae134" style:font-name="HandelGothic BT" fo:font-size="72pt" fo:font-style="italic" style:font-size-asian="72pt" style:font-style-asian="italic" style:font-size-complex="72pt" style:font-style-complex="italic"/>
    </style:style>
    <style:style style:name="T2" style:family="text">
      <style:text-properties fo:color="#c93d2c" style:font-name="Baskerville" fo:font-size="66pt" fo:font-style="italic" fo:font-weight="normal" style:font-size-asian="66pt" style:font-style-asian="italic" style:font-weight-asian="normal" style:font-size-complex="6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35cm" svg:y1="5.902cm" svg:x2="12.852cm" svg:y2="5.902cm">
          <text:p/>
        </draw:line>
        <draw:custom-shape draw:style-name="gr2" draw:text-style-name="P2" draw:layer="layout" svg:width="5.729cm" svg:height="3.302cm" svg:x="7.623cm" svg:y="3.15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055.756268535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6.35cm" svg:height="3.459cm" svg:x="7.723cm" svg:y="2.753cm">
          <draw:text-box>
            <text:p><text:span text:style-name="T1">php</text:span></text:p>
          </draw:text-box>
        </draw:frame>
        <draw:frame draw:style-name="gr4" draw:text-style-name="P4" draw:layer="layout" svg:width="8.461cm" svg:height="2.875cm" svg:x="0.921cm" svg:y="3.373cm">
          <draw:text-box>
            <text:p><text:span text:style-name="T2">BR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" svg:font-family="Baskerville" style:font-pitch="variable"/>
    <style:font-face style:name="HandelGothic BT" svg:font-family="'HandelGothic B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448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23:48:39.310449000</meta:creation-date>
    <dc:date>2018-01-10T00:50:23.727440000</dc:date>
    <meta:editing-duration>PT11M48S</meta:editing-duration>
    <meta:editing-cycles>6</meta:editing-cycles>
    <meta:generator>LibreOffice/5.2.7.2$MacOSX_X86_64 LibreOffice_project/2b7f1e640c46ceb28adf43ee075a6e8b8439ed10</meta:generator>
    <meta:document-statistic meta:object-count="4"/>
  </office:meta>
</office:document-meta>
</file>